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00000003FDA05BCED834814708.png" manifest:media-type="image/png"/>
  <manifest:file-entry manifest:full-path="Pictures/10000201000002A10000034950A683638F1390E7.png" manifest:media-type="image/png"/>
  <manifest:file-entry manifest:full-path="Pictures/100002010000011C00000113ACAE83A4D0C55A1F.png" manifest:media-type="image/png"/>
  <manifest:file-entry manifest:full-path="Pictures/100002010000078000000780EB9ED6822BEB8743.png" manifest:media-type="image/png"/>
  <manifest:file-entry manifest:full-path="Pictures/10000201000001E0000001E04ABC77643E8539BF.png" manifest:media-type="image/png"/>
  <manifest:file-entry manifest:full-path="Pictures/10000201000000F0000000F0AACC4902CC99341B.png" manifest:media-type="image/png"/>
  <manifest:file-entry manifest:full-path="Pictures/1000020100000400000004005E1EED9E99D129CE.png" manifest:media-type="image/png"/>
  <manifest:file-entry manifest:full-path="Pictures/100002010000064000000640F19422D6A29ECD03.png" manifest:media-type="image/png"/>
  <manifest:file-entry manifest:full-path="Pictures/1000020100000258000002584797D55BA15F5FDC.png" manifest:media-type="image/png"/>
  <manifest:file-entry manifest:full-path="Pictures/100002010000020000000200E9CF2C77DB14D19E.png" manifest:media-type="image/png"/>
  <manifest:file-entry manifest:full-path="Pictures/100002010000050000000280D7DE652BD4A58B0B.png" manifest:media-type="image/png"/>
  <manifest:file-entry manifest:full-path="Pictures/1000020100000200000002006FEC8BDA8687800B.png" manifest:media-type="image/png"/>
  <manifest:file-entry manifest:full-path="Pictures/10000201000004B0000004B01B9BDB5A297073D8.png" manifest:media-type="image/png"/>
  <manifest:file-entry manifest:full-path="Pictures/100002010000020000000200031BED9A570B8FED.png" manifest:media-type="image/png"/>
  <manifest:file-entry manifest:full-path="Pictures/10000201000000C8000000C8548D2BD7C3C6CCC3.png" manifest:media-type="image/png"/>
  <manifest:file-entry manifest:full-path="Pictures/100002010000019F000001F417C1A71C71D3B42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Ultrafine_20_Dashed" svg:stroke-width="0.035cm" svg:stroke-color="#333333" draw:marker-start-width="0.252cm" draw:marker-end-width="0.252cm" draw:fill-color="#8ccfb7" draw:opacity="50%" draw:textarea-horizontal-align="justify" draw:textarea-vertical-align="middle" draw:auto-grow-height="false" fo:min-height="7.216cm" fo:min-width="6.457cm" fo:padding-top="0.142cm" fo:padding-bottom="0.142cm" fo:padding-left="0.267cm" fo:padding-right="0.267cm"/>
    </style:style>
    <style:style style:name="gr2" style:family="graphic" style:parent-style-name="standard">
      <style:graphic-properties draw:stroke="none" draw:stroke-dash="Ultrafine_20_Dashed" svg:stroke-width="0.035cm" svg:stroke-color="#333333" draw:marker-start-width="0.252cm" draw:marker-end-width="0.252cm" draw:fill="solid" draw:fill-color="#333333" draw:opacity="100%" draw:textarea-horizontal-align="justify" draw:textarea-vertical-align="middle" draw:auto-grow-height="false" fo:min-height="0.916cm" fo:min-width="6.476cm" fo:padding-top="0.142cm" fo:padding-bottom="0.142cm" fo:padding-left="0.267cm" fo:padding-right="0.267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stroke-dash="Ultrafine_20_Dashed" svg:stroke-width="0.035cm" svg:stroke-color="#333333" draw:marker-start-width="0.252cm" draw:marker-end-width="0.252cm" draw:opacity="50%" draw:textarea-horizontal-align="justify" draw:textarea-vertical-align="middle" draw:auto-grow-height="false" fo:min-height="7.216cm" fo:min-width="6.455cm" fo:padding-top="0.142cm" fo:padding-bottom="0.142cm" fo:padding-left="0.267cm" fo:padding-right="0.267cm"/>
    </style:style>
    <style:style style:name="gr5" style:family="graphic" style:parent-style-name="standard">
      <style:graphic-properties draw:stroke="none" draw:stroke-dash="Ultrafine_20_Dashed" svg:stroke-width="0.035cm" svg:stroke-color="#333333" draw:marker-start-width="0.252cm" draw:marker-end-width="0.252cm" draw:fill="solid" draw:fill-color="#333333" draw:opacity="100%" draw:textarea-horizontal-align="justify" draw:textarea-vertical-align="middle" draw:auto-grow-height="false" fo:min-height="0.916cm" fo:min-width="6.467cm" fo:padding-top="0.142cm" fo:padding-bottom="0.142cm" fo:padding-left="0.267cm" fo:padding-right="0.267cm"/>
    </style:style>
    <style:style style:name="gr6" style:family="graphic" style:parent-style-name="Objet_20_sans_20_remplissage_20_et_20_sans_20_ligne">
      <style:graphic-properties draw:stroke="none" draw:fill="none" draw:textarea-vertical-align="bottom" draw:color-mode="standard" draw:luminance="0%" draw:contrast="0%" draw:gamma="100%" draw:red="0%" draw:green="0%" draw:blue="0%" fo:clip="rect(3.554cm, 2.295cm, 3.507cm, 3.812cm)" draw:image-opacity="100%" style:mirror="none"/>
    </style:style>
    <style:style style:name="gr7" style:family="graphic" style:parent-style-name="standard">
      <style:graphic-properties draw:stroke="none" draw:fill="solid" draw:fill-color="#ef413d" fo:min-height="0.498cm" draw:shadow="hidden"/>
    </style:style>
    <style:style style:name="gr8" style:family="graphic" style:parent-style-name="objectwithoutfill">
      <style:graphic-properties draw:stroke="dash" draw:stroke-dash="Ultrafine_20_2_20_Dots_20_3_20_Dashes" svg:stroke-width="0.053cm" draw:marker-start="Arrow_20_concav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draw:stroke-dash="Ultrafine_20_Dashed" svg:stroke-width="0.035cm" svg:stroke-color="#333333" draw:marker-start-width="0.252cm" draw:marker-end-width="0.252cm" draw:fill-color="#ffdaa2" draw:opacity="50%" draw:textarea-horizontal-align="justify" draw:textarea-vertical-align="middle" draw:auto-grow-height="false" fo:min-height="7.216cm" fo:min-width="8.466cm" fo:padding-top="0.142cm" fo:padding-bottom="0.142cm" fo:padding-left="0.267cm" fo:padding-right="0.267cm"/>
    </style:style>
    <style:style style:name="gr10" style:family="graphic" style:parent-style-name="standard">
      <style:graphic-properties draw:stroke="none" draw:fill="solid" draw:fill-color="#333333" draw:opacity="100%" draw:textarea-vertical-align="middle" draw:auto-grow-height="false" fo:min-height="0.714cm"/>
    </style:style>
    <style:style style:name="gr11" style:family="graphic" style:parent-style-name="objectwithoutfill">
      <style:graphic-properties draw:stroke="dash" draw:stroke-dash="Ultrafine_20_2_20_Dots_20_3_20_Dashes" svg:stroke-width="0.053cm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1.002cm, 3.393cm, 22.081cm, 3.385cm)" draw:image-opacity="100%" style:mirror="none"/>
    </style:style>
    <style:style style:name="gr13" style:family="graphic" style:parent-style-name="Objet_20_sans_20_remplissage_20_et_20_sans_20_ligne">
      <style:graphic-properties draw:stroke="none" draw:fill="solid" draw:fill-color="#dddddd" draw:textarea-vertical-align="middle" draw:color-mode="standard" draw:luminance="0%" draw:contrast="0%" draw:gamma="100%" draw:red="0%" draw:green="0%" draw:blue="0%" fo:clip="rect(2.054cm, 0.339cm, 12.626cm, 0.309cm)" draw:image-opacity="100%" style:mirror="none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265cm, 0cm, 2.007cm, 0cm)" draw:image-opacity="100%" style:mirror="none"/>
    </style:style>
    <style:style style:name="gr15" style:family="graphic" style:parent-style-name="standard">
      <style:graphic-properties draw:stroke="none" draw:fill-color="#303030" draw:textarea-horizontal-align="justify" draw:textarea-vertical-align="middle" draw:auto-grow-height="false" fo:min-height="0.034cm" fo:min-width="1.198cm"/>
    </style:style>
    <style:style style:name="gr1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4.877cm, 0cm, 4.901cm, 0cm)" draw:image-opacity="100%" style:mirror="none"/>
    </style:style>
    <style:style style:name="gr17" style:family="graphic" style:parent-style-name="objectwithoutfill">
      <style:graphic-properties draw:stroke="dash" draw:stroke-dash="Line_20_Style_20_9" svg:stroke-width="0.053cm" svg:stroke-color="#182f7c" draw:marker-start="" draw:marker-start-width="0.279cm" draw:marker-end="Square_20_45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63%" fo:clip="rect(0cm, 0cm, 0cm, 0cm)" draw:image-opacity="100%" style:mirror="none"/>
    </style:style>
    <style:style style:name="gr19" style:family="graphic" style:parent-style-name="objectwithoutfill">
      <style:graphic-properties draw:stroke="solid" draw:stroke-dash="Ultrafine_20_Dashed" svg:stroke-width="0.159cm" svg:stroke-color="#80808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0" style:family="graphic" style:parent-style-name="objectwithoutfill">
      <style:graphic-properties svg:stroke-width="0.159cm" svg:stroke-color="#80808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1" style:family="graphic" style:parent-style-name="Objet_20_sans_20_remplissage_20_et_20_sans_20_ligne">
      <style:graphic-properties draw:stroke="none" svg:stroke-color="#80808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withoutfill">
      <style:graphic-properties svg:stroke-width="0.035cm" svg:stroke-color="#00a65d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objectwithoutfill">
      <style:graphic-properties svg:stroke-width="0.035cm" svg:stroke-color="#ed1c2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4" style:family="graphic" style:parent-style-name="objectwithoutfill">
      <style:graphic-properties svg:stroke-width="0.035cm" svg:stroke-color="#21409a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0.264cm"/>
    </style:style>
    <style:style style:name="gr26" style:family="graphic" style:parent-style-name="standard">
      <style:graphic-properties draw:stroke="none" svg:stroke-color="#ed1c24" draw:fill="none" draw:fill-color="#ffffff" draw:textarea-horizontal-align="left" draw:auto-grow-height="true" draw:auto-grow-width="true" fo:min-height="0.437cm" fo:min-width="0.26cm"/>
    </style:style>
    <style:style style:name="gr27" style:family="graphic" style:parent-style-name="standard">
      <style:graphic-properties draw:stroke="none" svg:stroke-color="#00a65d" draw:fill="none" draw:fill-color="#ffffff" draw:textarea-horizontal-align="left" draw:auto-grow-height="true" draw:auto-grow-width="false" fo:min-height="0.437cm" fo:min-width="0cm"/>
    </style:style>
    <style:style style:name="gr28" style:family="graphic" style:parent-style-name="standard">
      <style:graphic-properties draw:stroke="none" draw:stroke-dash="Ultrafine_20_Dashed" svg:stroke-width="0.035cm" svg:stroke-color="#333333" draw:marker-start-width="0.252cm" draw:marker-end-width="0.252cm" draw:fill-color="#72bf44" draw:opacity="50%" draw:textarea-horizontal-align="justify" draw:textarea-vertical-align="middle" draw:auto-grow-height="false" fo:min-height="7.216cm" fo:min-width="6.466cm" fo:padding-top="0.142cm" fo:padding-bottom="0.142cm" fo:padding-left="0.267cm" fo:padding-right="0.267cm"/>
    </style:style>
    <style:style style:name="gr29" style:family="graphic" style:parent-style-name="standard">
      <style:graphic-properties draw:stroke="none" draw:fill="solid" draw:fill-color="#333333" draw:opacity="100%" draw:textarea-vertical-align="middle" fo:min-height="0.85cm"/>
    </style:style>
    <style:style style:name="gr30" style:family="graphic" style:parent-style-name="Objet_20_sans_20_remplissage_20_et_20_sans_20_ligne">
      <style:graphic-properties draw:stroke="none" draw:fill="none" draw:textarea-vertical-align="bottom" draw:color-mode="standard" draw:luminance="0%" draw:contrast="0%" draw:gamma="100%" draw:red="0%" draw:green="0%" draw:blue="0%" fo:clip="rect(3.554cm, 2.305cm, 3.507cm, 3.812cm)" draw:image-opacity="100%" style:mirror="none"/>
    </style:style>
    <style:style style:name="gr31" style:family="graphic" style:parent-style-name="standard">
      <style:graphic-properties draw:stroke="none" draw:stroke-dash="Ultrafine_20_Dashed" svg:stroke-width="0.035cm" svg:stroke-color="#333333" draw:marker-start-width="0.252cm" draw:marker-end-width="0.252cm" draw:fill-color="#808080" draw:opacity="50%" draw:textarea-horizontal-align="justify" draw:textarea-vertical-align="middle" draw:auto-grow-height="false" fo:min-height="7.216cm" fo:min-width="6.466cm" fo:padding-top="0.142cm" fo:padding-bottom="0.142cm" fo:padding-left="0.267cm" fo:padding-right="0.267cm"/>
    </style:style>
    <style:style style:name="gr32" style:family="graphic" style:parent-style-name="standard">
      <style:graphic-properties draw:stroke="none" draw:fill="solid" draw:fill-color="#666666" draw:opacity="100%" draw:textarea-vertical-align="middle" fo:min-height="0.95cm"/>
    </style:style>
    <style:style style:name="gr33" style:family="graphic" style:parent-style-name="standard">
      <style:graphic-properties draw:stroke="none" draw:fill="none" fo:min-height="0.497cm"/>
    </style:style>
    <style:style style:name="gr34" style:family="graphic" style:parent-style-name="standard">
      <style:graphic-properties draw:stroke="none" draw:fill="none" fo:min-height="0.694cm"/>
    </style:style>
    <style:style style:name="gr35" style:family="graphic" style:parent-style-name="standard">
      <style:graphic-properties draw:stroke="none" draw:fill="solid" draw:fill-color="#ef413d" fo:min-height="0.445cm" draw:shadow="hidden"/>
    </style:style>
    <style:style style:name="gr36" style:family="graphic" style:parent-style-name="standard">
      <style:graphic-properties draw:stroke="none" draw:fill="none" fo:min-height="0.478cm"/>
    </style:style>
    <style:style style:name="gr37" style:family="graphic" style:parent-style-name="objectwithoutfill">
      <style:graphic-properties draw:stroke="dash" draw:stroke-dash="Fine_20_Dashed" svg:stroke-width="0.053cm" svg:stroke-color="#00381f" draw:marker-start="Arrow_20_concave" draw:marker-start-width="0.279cm" draw:marker-end="Arrow_20_concave" draw:marker-end-width="0.279cm" draw:fill="none" draw:textarea-vertical-align="middle" fo:padding-top="0.151cm" fo:padding-bottom="0.151cm" fo:padding-left="0.276cm" fo:padding-right="0.276cm"/>
    </style:style>
    <style:style style:name="gr38" style:family="graphic" style:parent-style-name="objectwithoutfill">
      <style:graphic-properties draw:stroke="dash" draw:stroke-dash="Fine_20_Dashed" svg:stroke-width="0.053cm" svg:stroke-color="#00381f" draw:marker-start="Arrow_20_concave" draw:marker-start-width="0.3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-color="#8ccfb7" draw:opacity="5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333333" draw:opacity="10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opacity="50%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style:font-name="Ubuntu" fo:font-weight="bold" style:font-weight-asian="bold" style:font-weight-complex="bold"/>
    </style:style>
    <style:style style:name="P7" style:family="paragraph">
      <loext:graphic-properties draw:fill="solid" draw:fill-color="#ef413d"/>
      <style:paragraph-properties fo:text-align="center"/>
    </style:style>
    <style:style style:name="P8" style:family="paragraph">
      <loext:graphic-properties draw:fill-color="#ffdaa2" draw:opacity="50%"/>
      <style:paragraph-properties fo:text-align="center"/>
    </style:style>
    <style:style style:name="P9" style:family="paragraph">
      <loext:graphic-properties draw:fill="solid" draw:fill-color="#333333" draw:opacity="100%"/>
      <style:paragraph-properties fo:text-align="center"/>
      <style:text-properties style:font-name="Ubuntu" fo:font-size="16pt" style:font-size-asian="16pt" style:font-size-complex="16pt"/>
    </style:style>
    <style:style style:name="P10" style:family="paragraph">
      <loext:graphic-properties draw:fill="solid" draw:fill-color="#dddddd"/>
      <style:paragraph-properties fo:text-align="center"/>
    </style:style>
    <style:style style:name="P11" style:family="paragraph">
      <loext:graphic-properties draw:fill-color="#303030"/>
      <style:paragraph-properties fo:text-align="center"/>
    </style:style>
    <style:style style:name="P12" style:family="paragraph">
      <style:paragraph-properties fo:text-align="center"/>
      <style:text-properties style:font-name="Ubuntu" fo:font-size="16pt" fo:font-weight="bold" style:font-size-asian="16pt" style:font-weight-asian="bold" style:font-size-complex="16pt" style:font-weight-complex="bold"/>
    </style:style>
    <style:style style:name="P13" style:family="paragraph">
      <loext:graphic-properties draw:fill="solid" draw:fill-color="#333333" draw:opacity="100%"/>
      <style:paragraph-properties fo:text-align="center"/>
      <style:text-properties style:font-name="Ubuntu"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="none"/>
      <style:paragraph-properties fo:text-align="center"/>
      <style:text-properties fo:color="#00a65d"/>
    </style:style>
    <style:style style:name="P15" style:family="paragraph">
      <loext:graphic-properties draw:fill="none"/>
      <style:paragraph-properties fo:text-align="center"/>
      <style:text-properties fo:color="#ed1c24"/>
    </style:style>
    <style:style style:name="P16" style:family="paragraph">
      <loext:graphic-properties draw:fill="none" draw:fill-color="#ffffff"/>
      <style:text-properties fo:color="#21409a" style:font-name="Ubuntu" fo:font-size="11pt" fo:font-weight="bold" style:font-size-asian="11pt" style:font-size-complex="11pt"/>
    </style:style>
    <style:style style:name="P17" style:family="paragraph">
      <loext:graphic-properties draw:fill="none" draw:fill-color="#ffffff"/>
      <style:text-properties fo:color="#ed1c24" style:font-name="Ubuntu" fo:font-size="11pt" fo:font-weight="bold" style:font-size-asian="11pt" style:font-size-complex="11pt"/>
    </style:style>
    <style:style style:name="P18" style:family="paragraph">
      <loext:graphic-properties draw:fill="none" draw:fill-color="#ffffff"/>
      <style:text-properties fo:color="#00a65d" style:font-name="Ubuntu" fo:font-size="11pt" fo:font-weight="bold" style:font-size-asian="11pt" style:font-size-complex="11pt"/>
    </style:style>
    <style:style style:name="P19" style:family="paragraph">
      <loext:graphic-properties draw:fill-color="#72bf44" draw:opacity="50%"/>
      <style:paragraph-properties fo:text-align="center"/>
    </style:style>
    <style:style style:name="P20" style:family="paragraph">
      <loext:graphic-properties draw:fill-color="#808080" draw:opacity="50%"/>
      <style:paragraph-properties fo:text-align="center"/>
    </style:style>
    <style:style style:name="P21" style:family="paragraph">
      <loext:graphic-properties draw:fill="solid" draw:fill-color="#666666" draw:opacity="100%"/>
      <style:paragraph-properties fo:text-align="center"/>
      <style:text-properties style:font-name="Ubuntu" fo:font-size="16pt" style:font-size-asian="16pt" style:font-size-complex="16pt"/>
    </style:style>
    <style:style style:name="P22" style:family="paragraph">
      <loext:graphic-properties draw:fill="none"/>
      <style:paragraph-properties fo:text-align="end"/>
    </style:style>
    <style:style style:name="P23" style:family="paragraph">
      <loext:graphic-properties draw:fill="none"/>
    </style:style>
    <style:style style:name="T1" style:family="text">
      <style:text-properties style:font-name="Ubuntu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Ubuntu Mono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21409a" style:font-name="Ubuntu" fo:font-size="11pt" fo:font-weight="bold" style:font-size-asian="11pt" style:font-size-complex="11pt"/>
    </style:style>
    <style:style style:name="T5" style:family="text">
      <style:text-properties fo:color="#ed1c24" style:font-name="Ubuntu" fo:font-size="11pt" fo:font-weight="bold" style:font-size-asian="11pt" style:font-size-complex="11pt"/>
    </style:style>
    <style:style style:name="T6" style:family="text">
      <style:text-properties fo:color="#00a65d" style:font-name="Ubuntu" fo:font-size="11pt" fo:font-weight="bold" style:font-size-asian="11pt" style:font-size-complex="11pt"/>
    </style:style>
    <style:style style:name="T7" style:family="text">
      <style:text-properties style:font-name="Ubuntu Mono" fo:font-size="14pt" fo:font-weight="bold" fo:background-color="transparent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6.991cm" svg:height="7.5cm" svg:x="13cm" svg:y="9.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7.01cm" svg:height="1.2cm" svg:x="13cm" svg:y="15.8cm">
            <text:p text:style-name="P2"><text:span text:style-name="T1">D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4" xml:id="id2" draw:id="id2" draw:layer="layout" svg:width="3.7cm" svg:height="3.7cm" svg:x="15.15cm" svg:y="10.856cm">
          <draw:image xlink:href="Pictures/1000020100000200000002006FEC8BDA8687800B.png" xlink:type="simple" xlink:show="embed" xlink:actuate="onLoad">
            <text:p/>
          </draw:image>
        </draw:frame>
        <draw:g>
          <draw:custom-shape draw:style-name="gr4" draw:text-style-name="P5" draw:layer="layout" svg:width="6.989cm" svg:height="7.5cm" svg:x="1cm" svg:y="9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7.001cm" svg:height="1.2cm" svg:x="0.999cm" svg:y="15.8cm">
            <text:p text:style-name="P2"><text:span text:style-name="T1">SmartInterpr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" draw:text-style-name="P6" draw:layer="layout" svg:width="3.799cm" svg:height="3.699cm" svg:x="2.7cm" svg:y="10.857cm">
          <draw:image xlink:href="Pictures/100002010000064000000640F19422D6A29ECD03.png" xlink:type="simple" xlink:show="embed" xlink:actuate="onLoad">
            <text:p/>
          </draw:image>
        </draw:frame>
        <draw:frame draw:style-name="gr3" draw:text-style-name="P4" draw:layer="layout" svg:width="1.191cm" svg:height="1.191cm" svg:x="13.8cm" svg:y="12.109cm">
          <draw:image xlink:href="Pictures/10000201000000C8000000C8548D2BD7C3C6CCC3.png" xlink:type="simple" xlink:show="embed" xlink:actuate="onLoad">
            <text:p/>
          </draw:image>
        </draw:frame>
        <draw:frame draw:style-name="gr3" draw:text-style-name="P4" draw:layer="layout" svg:width="1.164cm" svg:height="1.164cm" svg:x="13.806cm" svg:y="10.436cm">
          <draw:image xlink:href="Pictures/100002010000020000000200E9CF2C77DB14D19E.png" xlink:type="simple" xlink:show="embed" xlink:actuate="onLoad">
            <text:p/>
          </draw:image>
        </draw:frame>
        <draw:frame draw:style-name="gr3" draw:text-style-name="P4" draw:layer="layout" svg:width="1.176cm" svg:height="1.176cm" svg:x="13.824cm" svg:y="13.9cm">
          <draw:image xlink:href="Pictures/100002010000020000000200031BED9A570B8FED.png" xlink:type="simple" xlink:show="embed" xlink:actuate="onLoad">
            <text:p/>
          </draw:image>
        </draw:frame>
        <draw:frame draw:style-name="gr7" draw:text-style-name="P7" draw:layer="layout" svg:width="3.999cm" svg:height="0.748cm" svg:x="8.501cm" svg:y="13.405cm">
          <draw:text-box>
            <text:p text:style-name="P2"><text:span text:style-name="T2">Quantify</text:span></text:p>
          </draw:text-box>
        </draw:frame>
        <draw:polyline draw:style-name="gr8" draw:text-style-name="P4" draw:layer="layout" svg:width="6.999cm" svg:height="1.499cm" draw:transform="rotate (-3.14159265358979) translate (13.7cm 12.5cm)" svg:viewBox="0 0 7000 1500" draw:points="0,0 7000,0 7000,1500 0,1500">
          <text:p/>
        </draw:polyline>
        <draw:polyline draw:style-name="gr8" draw:text-style-name="P4" draw:layer="layout" svg:width="6.999cm" svg:height="1.499cm" draw:transform="rotate (-3.14159265358979) translate (13.7cm 14.557cm)" svg:viewBox="0 0 7000 1500" draw:points="0,0 7000,0 7000,1500 0,1500">
          <text:p/>
        </draw:polyline>
        <draw:frame draw:style-name="gr3" draw:text-style-name="P4" draw:layer="layout" svg:width="3.975cm" svg:height="4.789cm" svg:x="8.513cm" svg:y="17.8cm">
          <draw:image xlink:href="Pictures/100002010000019F000001F417C1A71C71D3B426.png" xlink:type="simple" xlink:show="embed" xlink:actuate="onLoad">
            <text:p/>
          </draw:image>
        </draw:frame>
        <draw:frame draw:style-name="gr7" draw:text-style-name="P7" draw:layer="layout" svg:width="3.999cm" svg:height="0.748cm" svg:x="8.502cm" svg:y="11.405cm">
          <draw:text-box>
            <text:p text:style-name="P2"><text:span text:style-name="T2">Reconstruct</text:span></text:p>
          </draw:text-box>
        </draw:frame>
        <draw:frame draw:style-name="gr3" draw:text-style-name="P4" draw:layer="layout" svg:width="0.8cm" svg:height="0.8cm" svg:x="12.085cm" svg:y="20.2cm">
          <draw:image xlink:href="Pictures/1000020100000400000004005E1EED9E99D129CE.png" xlink:type="simple" xlink:show="embed" xlink:actuate="onLoad">
            <text:p/>
          </draw:image>
        </draw:frame>
        <draw:frame draw:style-name="gr3" draw:text-style-name="P4" draw:layer="layout" svg:width="0.7cm" svg:height="0.7cm" svg:x="12.135cm" svg:y="21.4cm">
          <draw:image xlink:href="Pictures/10000201000000F0000000F0AACC4902CC99341B.png" xlink:type="simple" xlink:show="embed" xlink:actuate="onLoad">
            <text:p/>
          </draw:image>
        </draw:frame>
        <draw:g>
          <draw:custom-shape draw:style-name="gr9" draw:text-style-name="P8" draw:layer="layout" svg:width="9cm" svg:height="7.5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9" draw:layer="layout" svg:width="9cm" svg:height="1.2cm" svg:x="1cm" svg:y="7.3cm">
            <draw:text-box>
              <text:p text:style-name="P2"><text:span text:style-name="T1">Vi</text:span><text:span text:style-name="T1">rt</text:span><text:span text:style-name="T1">ua</text:span><text:span text:style-name="T1">lS</text:span><text:span text:style-name="T1">ca</text:span><text:span text:style-name="T1">nn</text:span><text:span text:style-name="T1">er</text:span></text:p>
            </draw:text-box>
          </draw:frame>
        </draw:g>
        <draw:connector draw:style-name="gr11" draw:text-style-name="P4" draw:layer="layout" draw:line-skew="0.702cm" svg:x1="9.219cm" svg:y1="5.74cm" svg:x2="17cm" svg:y2="10.856cm" draw:start-shape="id1" draw:end-shape="id2" draw:end-glue-point="0" svg:d="M9219 5740v3260h7781v1856" svg:viewBox="0 0 7782 5117">
          <text:p/>
        </draw:connector>
        <draw:frame draw:style-name="gr12" draw:text-style-name="P4" draw:layer="layout" svg:width="7.2cm" svg:height="4.199cm" svg:x="1.3cm" svg:y="1.3cm">
          <draw:image xlink:href="Pictures/100002010000078000000780EB9ED6822BEB8743.png" xlink:type="simple" xlink:show="embed" xlink:actuate="onLoad">
            <text:p/>
          </draw:image>
        </draw:frame>
        <draw:frame draw:style-name="gr13" draw:text-style-name="P10" draw:layer="layout" svg:width="6.916cm" svg:height="3.579cm" svg:x="1.442cm" svg:y="1.489cm">
          <draw:image xlink:href="Pictures/10000201000002A10000034950A683638F1390E7.png" xlink:type="simple" xlink:show="embed" xlink:actuate="onLoad">
            <text:p/>
          </draw:image>
        </draw:frame>
        <draw:frame draw:style-name="gr14" draw:text-style-name="P4" xml:id="id1" draw:id="id1" draw:layer="layout" svg:width="3.501cm" svg:height="1.439cm" draw:transform="rotate (1.5707963267949) translate (8.5cm 5.74cm)">
          <draw:image xlink:href="Pictures/100002010000050000000280D7DE652BD4A58B0B.png" xlink:type="simple" xlink:show="embed" xlink:actuate="onLoad">
            <text:p/>
          </draw:image>
        </draw:frame>
        <draw:frame draw:style-name="gr3" draw:text-style-name="P4" draw:layer="layout" svg:width="1.164cm" svg:height="1.164cm" svg:x="7.736cm" svg:y="6cm">
          <draw:image xlink:href="Pictures/100002010000020000000200E9CF2C77DB14D19E.png" xlink:type="simple" xlink:show="embed" xlink:actuate="onLoad">
            <text:p/>
          </draw:image>
        </draw:frame>
        <draw:frame draw:style-name="gr3" draw:text-style-name="P4" draw:layer="layout" svg:width="1.191cm" svg:height="1.191cm" svg:x="13.8cm" svg:y="12.11cm">
          <draw:image xlink:href="Pictures/10000201000000C8000000C8548D2BD7C3C6CCC3.png" xlink:type="simple" xlink:show="embed" xlink:actuate="onLoad">
            <text:p/>
          </draw:image>
        </draw:frame>
        <draw:frame draw:style-name="gr3" draw:text-style-name="P4" draw:layer="layout" svg:width="1.176cm" svg:height="1.176cm" svg:x="13.824cm" svg:y="13.901cm">
          <draw:image xlink:href="Pictures/100002010000020000000200031BED9A570B8FED.png" xlink:type="simple" xlink:show="embed" xlink:actuate="onLoad">
            <text:p/>
          </draw:image>
        </draw:frame>
        <draw:frame draw:style-name="gr3" draw:text-style-name="P4" draw:layer="layout" svg:width="1.191cm" svg:height="1.191cm" svg:x="6.509cm" svg:y="6cm">
          <draw:image xlink:href="Pictures/10000201000000C8000000C8548D2BD7C3C6CCC3.png" xlink:type="simple" xlink:show="embed" xlink:actuate="onLoad">
            <text:p/>
          </draw:image>
        </draw:frame>
        <draw:frame draw:style-name="gr3" draw:text-style-name="P4" draw:layer="layout" svg:width="1.176cm" svg:height="1.176cm" svg:x="5.2cm" svg:y="6cm">
          <draw:image xlink:href="Pictures/100002010000020000000200031BED9A570B8FED.png" xlink:type="simple" xlink:show="embed" xlink:actuate="onLoad">
            <text:p/>
          </draw:image>
        </draw:frame>
        <draw:custom-shape draw:style-name="gr15" draw:text-style-name="P11" draw:layer="layout" svg:width="2.4cm" svg:height="0.4cm" svg:x="3.7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9cm" svg:height="7.5cm" svg:x="1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3" draw:layer="layout" svg:width="9cm" svg:height="1.2cm" svg:x="11cm" svg:y="7.3cm">
          <draw:text-box>
            <text:p text:style-name="P12"><text:span text:style-name="T3">PlantScanner</text:span></text:p>
          </draw:text-box>
        </draw:frame>
        <draw:frame draw:style-name="gr3" draw:text-style-name="P4" draw:layer="layout" svg:width="1.164cm" svg:height="1.164cm" svg:x="18.736cm" svg:y="6cm">
          <draw:image xlink:href="Pictures/100002010000020000000200E9CF2C77DB14D19E.png" xlink:type="simple" xlink:show="embed" xlink:actuate="onLoad">
            <text:p/>
          </draw:image>
        </draw:frame>
        <draw:connector draw:style-name="gr11" draw:text-style-name="P4" draw:layer="layout" draw:line-skew="-0.695cm" svg:x1="13.378cm" svg:y1="3.168cm" svg:x2="18.65cm" svg:y2="3.3cm" draw:start-shape="id3" draw:start-glue-point="0" draw:end-shape="id4" draw:end-glue-point="0" svg:d="M13378 3168v-1195h5272v1327" svg:viewBox="0 0 5273 1328">
          <text:p/>
        </draw:connector>
        <draw:frame draw:style-name="gr3" draw:text-style-name="P4" draw:layer="layout" svg:width="1.164cm" svg:height="1.164cm" svg:x="18.736cm" svg:y="1.5cm">
          <draw:image xlink:href="Pictures/100002010000020000000200E9CF2C77DB14D19E.png" xlink:type="simple" xlink:show="embed" xlink:actuate="onLoad">
            <text:p/>
          </draw:image>
        </draw:frame>
        <draw:frame draw:style-name="gr3" draw:text-style-name="P4" xml:id="id3" draw:id="id3" draw:layer="layout" svg:width="1.043cm" svg:height="0.832cm" svg:x="12.857cm" svg:y="3.168cm">
          <draw:image xlink:href="Pictures/1000020100000500000003FDA05BCED834814708.png" xlink:type="simple" xlink:show="embed" xlink:actuate="onLoad">
            <text:p/>
          </draw:image>
        </draw:frame>
        <draw:frame draw:style-name="gr16" draw:text-style-name="P4" xml:id="id6" draw:id="id6" draw:layer="layout" svg:width="1.3cm" svg:height="0.899cm" svg:x="15.5cm" svg:y="2.3cm">
          <draw:image xlink:href="Pictures/10000201000004B0000004B01B9BDB5A297073D8.png" xlink:type="simple" xlink:show="embed" xlink:actuate="onLoad">
            <text:p/>
          </draw:image>
        </draw:frame>
        <draw:frame draw:style-name="gr3" draw:text-style-name="P4" xml:id="id4" draw:id="id4" draw:layer="layout" svg:width="2.3cm" svg:height="2.3cm" svg:x="17.5cm" svg:y="3.3cm">
          <draw:image xlink:href="Pictures/1000020100000258000002584797D55BA15F5FDC.png" xlink:type="simple" xlink:show="embed" xlink:actuate="onLoad">
            <text:p/>
          </draw:image>
        </draw:frame>
        <draw:connector draw:style-name="gr17" draw:text-style-name="P4" draw:layer="layout" svg:x1="16.746cm" svg:y1="5cm" svg:x2="16.15cm" svg:y2="3.199cm" draw:start-shape="id5" draw:start-glue-point="3" draw:end-shape="id6" draw:end-glue-point="2" svg:d="M16746 5000h-596v-1801" svg:viewBox="0 0 597 1802">
          <text:p/>
        </draw:connector>
        <draw:frame draw:style-name="gr18" draw:text-style-name="P4" xml:id="id5" draw:id="id5" draw:layer="layout" svg:width="0.8cm" svg:height="0.8cm" svg:x="16.746cm" svg:y="4.6cm">
          <draw:image xlink:href="Pictures/10000201000001E0000001E04ABC77643E8539BF.png" xlink:type="simple" xlink:show="embed" xlink:actuate="onLoad">
            <text:p/>
          </draw:image>
        </draw:frame>
        <draw:line draw:style-name="gr19" draw:text-style-name="P4" draw:layer="layout" svg:x1="12.4cm" svg:y1="1.3cm" svg:x2="12.4cm" svg:y2="5.841cm">
          <text:p/>
        </draw:line>
        <draw:line draw:style-name="gr19" draw:text-style-name="P4" draw:layer="layout" svg:x1="15.4cm" svg:y1="1.3cm" svg:x2="15.4cm" svg:y2="5.841cm">
          <text:p/>
        </draw:line>
        <draw:line draw:style-name="gr19" draw:text-style-name="P4" draw:layer="layout" svg:x1="12.4cm" svg:y1="5.5cm" svg:x2="15.4cm" svg:y2="5.5cm">
          <text:p/>
        </draw:line>
        <draw:line draw:style-name="gr20" draw:text-style-name="P4" draw:layer="layout" svg:x1="11.4cm" svg:y1="6.5cm" svg:x2="12.4cm" svg:y2="5.5cm">
          <text:p/>
        </draw:line>
        <draw:line draw:style-name="gr20" draw:text-style-name="P4" draw:layer="layout" svg:x1="14.4cm" svg:y1="6.5cm" svg:x2="15.4cm" svg:y2="5.5cm">
          <text:p/>
        </draw:line>
        <draw:frame draw:style-name="gr21" draw:text-style-name="P4" draw:layer="layout" svg:width="3.821cm" svg:height="3.7cm" svg:x="11.7cm" svg:y="3.3cm">
          <draw:image xlink:href="Pictures/100002010000011C00000113ACAE83A4D0C55A1F.png" xlink:type="simple" xlink:show="embed" xlink:actuate="onLoad">
            <text:p/>
          </draw:image>
        </draw:frame>
        <draw:line draw:style-name="gr20" draw:text-style-name="P4" draw:layer="layout" svg:x1="11.4cm" svg:y1="6.5cm" svg:x2="14.4cm" svg:y2="6.5cm">
          <text:p/>
        </draw:line>
        <draw:line draw:style-name="gr22" draw:text-style-name="P14" draw:layer="layout" svg:x1="13.5cm" svg:y1="2.7cm" svg:x2="13.5cm" svg:y2="3.3cm">
          <text:p/>
        </draw:line>
        <draw:line draw:style-name="gr23" draw:text-style-name="P15" draw:layer="layout" svg:x1="13cm" svg:y1="3.2cm" svg:x2="14cm" svg:y2="2.2cm">
          <text:p/>
        </draw:line>
        <draw:line draw:style-name="gr24" draw:text-style-name="P4" draw:layer="layout" svg:x1="11.4cm" svg:y1="3.2cm" svg:x2="14.4cm" svg:y2="3.2cm">
          <text:p/>
        </draw:line>
        <draw:line draw:style-name="gr24" draw:text-style-name="P4" draw:layer="layout" svg:x1="12.4cm" svg:y1="2.2cm" svg:x2="15.4cm" svg:y2="2.2cm">
          <text:p/>
        </draw:line>
        <draw:line draw:style-name="gr20" draw:text-style-name="P4" draw:layer="layout" svg:x1="11.4cm" svg:y1="2.359cm" svg:x2="11.4cm" svg:y2="6.9cm">
          <text:p/>
        </draw:line>
        <draw:line draw:style-name="gr20" draw:text-style-name="P4" draw:layer="layout" svg:x1="14.4cm" svg:y1="2.359cm" svg:x2="14.4cm" svg:y2="6.9cm">
          <text:p/>
        </draw:line>
        <draw:g>
          <draw:line draw:style-name="gr19" draw:text-style-name="P4" draw:layer="layout" svg:x1="12.4cm" svg:y1="1.6cm" svg:x2="15.4cm" svg:y2="1.6cm">
            <text:p/>
          </draw:line>
          <draw:line draw:style-name="gr20" draw:text-style-name="P4" draw:layer="layout" svg:x1="11.4cm" svg:y1="2.6cm" svg:x2="12.4cm" svg:y2="1.6cm">
            <text:p/>
          </draw:line>
          <draw:line draw:style-name="gr20" draw:text-style-name="P4" draw:layer="layout" svg:x1="14.4cm" svg:y1="2.6cm" svg:x2="15.4cm" svg:y2="1.6cm">
            <text:p/>
          </draw:line>
          <draw:line draw:style-name="gr20" draw:text-style-name="P4" draw:layer="layout" svg:x1="11.4cm" svg:y1="2.6cm" svg:x2="14.4cm" svg:y2="2.6cm">
            <text:p/>
          </draw:line>
        </draw:g>
        <draw:frame draw:style-name="gr25" draw:text-style-name="P16" draw:layer="layout" svg:width="0.764cm" svg:height="0.687cm" svg:x="14.74cm" svg:y="2.1cm">
          <draw:text-box>
            <text:p><text:span text:style-name="T4">X</text:span></text:p>
          </draw:text-box>
        </draw:frame>
        <draw:frame draw:style-name="gr26" draw:text-style-name="P17" draw:layer="layout" svg:width="0.76cm" svg:height="0.687cm" svg:x="12.6cm" svg:y="2.617cm">
          <draw:text-box>
            <text:p><text:span text:style-name="T5">Y</text:span></text:p>
          </draw:text-box>
        </draw:frame>
        <draw:frame draw:style-name="gr27" draw:text-style-name="P18" draw:layer="layout" svg:width="0.739cm" svg:height="0.687cm" svg:x="13.4cm" svg:y="2.6cm">
          <draw:text-box>
            <text:p><text:span text:style-name="T6">Z</text:span></text:p>
          </draw:text-box>
        </draw:frame>
        <draw:connector draw:style-name="gr11" draw:text-style-name="P4" draw:layer="layout" draw:line-skew="0.772cm" svg:x1="18.65cm" svg:y1="5.6cm" svg:x2="17cm" svg:y2="10.856cm" draw:start-shape="id4" draw:start-glue-point="2" draw:end-shape="id2" draw:end-glue-point="0" svg:d="M18650 5600v3400h-1650v1856" svg:viewBox="0 0 1651 5257">
          <text:p/>
        </draw:connector>
        <draw:g>
          <draw:custom-shape draw:style-name="gr28" draw:text-style-name="P19" draw:layer="layout" svg:width="7cm" svg:height="7.5cm" svg:x="13cm" svg:y="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text-style-name="P9" draw:layer="layout" svg:width="7cm" svg:height="1.1cm" svg:x="13cm" svg:y="24.4cm">
            <draw:text-box>
              <text:p text:style-name="P2"><text:span text:style-name="T1">Vi</text:span><text:span text:style-name="T1">su</text:span><text:span text:style-name="T1">ali</text:span><text:span text:style-name="T1">ze</text:span><text:span text:style-name="T1">r</text:span></text:p>
            </draw:text-box>
          </draw:frame>
        </draw:g>
        <draw:frame draw:style-name="gr30" draw:text-style-name="P6" xml:id="id7" draw:id="id7" draw:layer="layout" svg:width="3.798cm" svg:height="3.699cm" svg:x="14.701cm" svg:y="19.351cm">
          <draw:image xlink:href="Pictures/100002010000064000000640F19422D6A29ECD03.png" xlink:type="simple" xlink:show="embed" xlink:actuate="onLoad">
            <text:p/>
          </draw:image>
        </draw:frame>
        <draw:frame draw:style-name="gr3" draw:text-style-name="P4" draw:layer="layout" svg:width="1.164cm" svg:height="1.164cm" svg:x="14.7cm" svg:y="23.113cm">
          <draw:image xlink:href="Pictures/100002010000020000000200E9CF2C77DB14D19E.png" xlink:type="simple" xlink:show="embed" xlink:actuate="onLoad">
            <text:p/>
          </draw:image>
        </draw:frame>
        <draw:frame draw:style-name="gr3" draw:text-style-name="P4" draw:layer="layout" svg:width="1.191cm" svg:height="1.191cm" svg:x="15.949cm" svg:y="23.1cm">
          <draw:image xlink:href="Pictures/10000201000000C8000000C8548D2BD7C3C6CCC3.png" xlink:type="simple" xlink:show="embed" xlink:actuate="onLoad">
            <text:p/>
          </draw:image>
        </draw:frame>
        <draw:frame draw:style-name="gr3" draw:text-style-name="P4" draw:layer="layout" svg:width="1.176cm" svg:height="1.176cm" svg:x="17.224cm" svg:y="23.107cm">
          <draw:image xlink:href="Pictures/100002010000020000000200031BED9A570B8FED.png" xlink:type="simple" xlink:show="embed" xlink:actuate="onLoad">
            <text:p/>
          </draw:image>
        </draw:frame>
        <draw:g>
          <draw:g>
            <draw:custom-shape draw:style-name="gr31" draw:text-style-name="P20" draw:layer="layout" svg:width="7cm" svg:height="7.5cm" svg:x="1cm" svg:y="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2" draw:text-style-name="P21" draw:layer="layout" svg:width="7cm" svg:height="1.2cm" svg:x="1cm" svg:y="24.3cm">
              <draw:text-box>
                <text:p text:style-name="P2"><text:span text:style-name="T1">Le</text:span><text:span text:style-name="T1">ge</text:span><text:span text:style-name="T1">n</text:span><text:span text:style-name="T1">d</text:span></text:p>
              </draw:text-box>
            </draw:frame>
          </draw:g>
          <draw:g>
            <draw:frame draw:style-name="gr3" draw:text-style-name="P22" draw:layer="layout" svg:width="0.984cm" svg:height="0.99cm" svg:x="1.846cm" svg:y="18.236cm">
              <draw:image xlink:href="Pictures/100002010000020000000200E9CF2C77DB14D19E.png" xlink:type="simple" xlink:show="embed" xlink:actuate="onLoad">
                <text:p/>
              </draw:image>
            </draw:frame>
            <draw:frame draw:style-name="gr33" draw:text-style-name="P23" draw:layer="layout" svg:width="3.426cm" svg:height="0.747cm" svg:x="2.7cm" svg:y="18.358cm">
              <draw:text-box>
                <text:p><text:span text:style-name="T7">Pi</text:span><text:span text:style-name="T7">ct</text:span><text:span text:style-name="T7">ur</text:span><text:span text:style-name="T7">es</text:span></text:p>
              </draw:text-box>
            </draw:frame>
          </draw:g>
          <draw:g>
            <draw:frame draw:style-name="gr3" draw:text-style-name="P4" draw:layer="layout" svg:width="0.973cm" svg:height="0.991cm" svg:x="1.852cm" svg:y="19.332cm">
              <draw:image xlink:href="Pictures/10000201000000C8000000C8548D2BD7C3C6CCC3.png" xlink:type="simple" xlink:show="embed" xlink:actuate="onLoad">
                <text:p/>
              </draw:image>
            </draw:frame>
            <draw:frame draw:style-name="gr33" draw:text-style-name="P23" draw:layer="layout" svg:width="4.3cm" svg:height="0.747cm" svg:x="2.7cm" svg:y="19.454cm">
              <draw:text-box>
                <text:p><text:span text:style-name="T7">Po</text:span><text:span text:style-name="T7">in</text:span><text:span text:style-name="T7">tC</text:span><text:span text:style-name="T7">lo</text:span><text:span text:style-name="T7">ud</text:span><text:span text:style-name="T7">/</text:span><text:span text:style-name="T7">Me</text:span><text:span text:style-name="T7">sh</text:span></text:p>
              </draw:text-box>
            </draw:frame>
          </draw:g>
          <draw:g>
            <draw:frame draw:style-name="gr3" draw:text-style-name="P4" draw:layer="layout" svg:width="0.984cm" svg:height="0.99cm" svg:x="1.846cm" svg:y="20.43cm">
              <draw:image xlink:href="Pictures/100002010000020000000200031BED9A570B8FED.png" xlink:type="simple" xlink:show="embed" xlink:actuate="onLoad">
                <text:p/>
              </draw:image>
            </draw:frame>
            <draw:frame draw:style-name="gr34" draw:text-style-name="P23" draw:layer="layout" svg:width="2.732cm" svg:height="0.944cm" svg:x="2.7cm" svg:y="20.519cm">
              <draw:text-box>
                <text:p><text:span text:style-name="T7">Tr</text:span><text:span text:style-name="T7">ai</text:span><text:span text:style-name="T7">ts</text:span></text:p>
              </draw:text-box>
            </draw:frame>
          </draw:g>
          <draw:g>
            <draw:frame draw:style-name="gr35" draw:text-style-name="P7" draw:layer="layout" svg:width="0.798cm" svg:height="0.695cm" svg:x="1.902cm" svg:y="21.701cm">
              <draw:text-box>
                <text:p/>
              </draw:text-box>
            </draw:frame>
            <draw:frame draw:style-name="gr34" draw:text-style-name="P23" draw:layer="layout" svg:width="2.732cm" svg:height="0.944cm" svg:x="2.7cm" svg:y="21.668cm">
              <draw:text-box>
                <text:p><text:span text:style-name="T7">Ta</text:span><text:span text:style-name="T7">sk</text:span><text:span text:style-name="T7">s</text:span></text:p>
              </draw:text-box>
            </draw:frame>
          </draw:g>
          <draw:g>
            <draw:frame draw:style-name="gr36" draw:text-style-name="P23" draw:layer="layout" svg:width="5.1cm" svg:height="0.747cm" svg:x="2.7cm" svg:y="22.619cm">
              <draw:text-box>
                <text:p><text:span text:style-name="T7">Da</text:span><text:span text:style-name="T7">ta </text:span><text:span text:style-name="T7">tr</text:span><text:span text:style-name="T7">an</text:span><text:span text:style-name="T7">sf</text:span><text:span text:style-name="T7">er</text:span><text:span text:style-name="T7">t</text:span></text:p>
              </draw:text-box>
            </draw:frame>
            <draw:line draw:style-name="gr11" draw:text-style-name="P4" draw:layer="layout" svg:x1="1.5cm" svg:y1="22.992cm" svg:x2="2.8cm" svg:y2="22.992cm">
              <text:p/>
            </draw:line>
          </draw:g>
          <draw:g>
            <draw:frame draw:style-name="gr33" draw:text-style-name="P23" draw:layer="layout" svg:width="5.1cm" svg:height="0.747cm" svg:x="2.687cm" svg:y="23.473cm">
              <draw:text-box>
                <text:p><text:span text:style-name="T7">Co</text:span><text:span text:style-name="T7">nn</text:span><text:span text:style-name="T7">ex</text:span><text:span text:style-name="T7">io</text:span><text:span text:style-name="T7">n</text:span></text:p>
              </draw:text-box>
            </draw:frame>
            <draw:line draw:style-name="gr37" draw:text-style-name="P4" draw:layer="layout" svg:x1="1.5cm" svg:y1="23.846cm" svg:x2="2.7cm" svg:y2="23.846cm">
              <text:p/>
            </draw:line>
          </draw:g>
        </draw:g>
        <draw:connector draw:style-name="gr38" draw:text-style-name="P4" draw:layer="layout" draw:line-skew="0.546cm" svg:x1="17cm" svg:y1="14.556cm" svg:x2="16.6cm" svg:y2="19.351cm" draw:start-shape="id2" draw:start-glue-point="2" draw:end-shape="id7" draw:end-glue-point="0" svg:d="M17000 14556v2944h-400v1851" svg:viewBox="0 0 401 4796">
          <text:p/>
        </draw:connector>
        <draw:connector draw:style-name="gr38" draw:text-style-name="P4" draw:layer="layout" svg:x1="11.774cm" svg:y1="21.188cm" svg:x2="14.701cm" svg:y2="21.2cm" draw:end-shape="id7" draw:end-glue-point="3" svg:d="M11774 21188h1214v12h1713" svg:viewBox="0 0 2928 1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mall_20_Arrow" draw:display-name="Small Arrow" svg:viewBox="0 0 1321 3493" svg:d="M1321 3493h-1321l661-3493z"/>
    <draw:marker draw:name="Square" svg:viewBox="0 0 10 10" svg:d="M0 0h10v10h-10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nathan LEGRAND</meta:initial-creator>
    <meta:creation-date>2020-01-24T12:13:58.386202137</meta:creation-date>
    <dc:date>2020-03-03T14:50:29.660628037</dc:date>
    <meta:editing-duration>PT58M41S</meta:editing-duration>
    <meta:editing-cycles>14</meta:editing-cycles>
    <meta:generator>LibreOffice/6.0.7.3$Linux_X86_64 LibreOffice_project/00m0$Build-3</meta:generator>
    <dc:creator>Jonathan LEGRAND</dc:creator>
    <meta:document-statistic meta:object-count="94"/>
  </office:meta>
</office:document-meta>
</file>